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en" style:country-asian="US" style:font-style-asian="normal" style:font-weight-asian="normal" style:font-name-complex="Source Code Pro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a5c261"/>
    </style:style>
    <style:style style:name="T3" style:family="text">
      <style:text-properties fo:color="#a5c261"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/>
    </style:style>
    <style:style style:name="T4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a9b7c6"/>
    </style:style>
    <style:style style:name="T5" style:family="text">
      <style:text-properties style:font-name="Source Code Pro" fo:font-size="10.5pt" fo:font-weight="normal" fo:font-style="normal" style:font-name-asian="Source Code Pro" style:font-name-complex="Source Code Pro" style:font-size-asian="10.5pt" style:font-size-complex="10.5pt" style:font-weight-asian="normal" style:font-weight-complex="normal" style:font-style-asian="normal" style:font-style-complex="normal" fo:color="#cc7832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1">
          <table:table-cell table:style-name="Default" office:value-type="string" calcext:value-type="string">
            <text:p>tcc</text:p>
          </table:table-cell>
          <table:table-cell table:number-columns-repeated="10"/>
          <table:table-cell office:value-type="string" calcext:value-type="string">
            <text:p>siesta</text:p>
          </table:table-cell>
          <table:table-cell table:number-columns-repeated="3"/>
          <table:table-cell office:value-type="string" calcext:value-type="string">
            <text:p>feeria</text:p>
          </table:table-cell>
          <table:table-cell table:number-columns-repeated="3"/>
          <table:table-cell office:value-type="string" calcext:value-type="string">
            <text:p>anextour</text:p>
          </table:table-cell>
          <table:table-cell table:number-columns-repeated="2"/>
          <table:table-cell office:value-type="string" calcext:value-type="string">
            <text:p>join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рбадос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Доминикана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Албания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Болгария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Болгар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Бразилия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Куба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Греци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Греция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Вьетнам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Вьетнам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Мексика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Испания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Египет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Греци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Доминикана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Хорватия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" office:value-type="string" calcext:value-type="string">
            <text:p>Хорватия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Испания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Грузия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Индонезия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Черногория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ОАЭ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Доминикана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ения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Ямайка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Турция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Египет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Куба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Израиль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Маврикий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office:value-type="string" calcext:value-type="string">
            <text:p>Индия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Мальдивские Острова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Индонезия (о. Бали)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Мексика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Иордания 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Сейшельские Острова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office:value-type="string" calcext:value-type="string">
            <text:p>Испания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Таиланд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Италия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Филиппины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Кипр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Французская Полинезия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office:value-type="string" calcext:value-type="string">
            <text:p>Куба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Шри Ланка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Маврикий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Ямайка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Мальдивы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Мексика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ОАЭ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Сейшелы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Таиланд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Танзания (о.Занзибар)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Турция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Хорватия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Черногория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/>
          <table:table-cell table:number-columns-repeated="21"/>
          <table:table-cell office:value-type="string" calcext:value-type="string">
            <text:p>Шри-Ланка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Лист2" table:style-name="ta1">
        <table:table-column table:style-name="co2" table:default-cell-style-name="ce2"/>
        <table:table-column table:style-name="co6" table:default-cell-style-name="ce1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2"/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Indonesy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Mavrikiy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Мексика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Seyshel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Tayland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Filiphines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Polineziya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Shri-Lank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  <table:table-row table:style-name="ro2">
          <table:table-cell office:value-type="string" calcext:value-type="string">
            <text:p><text:span text:style-name="T1">{</text:span><text:span text:style-name="T2">'</text:span></text:p>
          </table:table-cell>
          <table:table-cell office:value-type="string" calcext:value-type="string">
            <text:p>Yamayka</text:p>
          </table:table-cell>
          <table:table-cell office:value-type="string" calcext:value-type="string">
            <text:p><text:span text:style-name="T3">'</text:span><text:span text:style-name="T4">: {</text:span><text:span text:style-name="T2">'tcc'</text:span><text:span text:style-name="T4">: </text:span><text:span text:style-name="T2">'</text:span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pan text:style-name="T3">'</text:span><text:span text:style-name="T5">, </text:span><text:span text:style-name="T2">'tourbox'</text:span><text:span text:style-name="T4">: </text:span><text:span text:style-name="T2">'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3">'</text:span><text:span text:style-name="T5">, </text:span><text:span text:style-name="T2">'currency':'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'</text:span><text:span text:style-name="T4">}</text:span><text:span text:style-name="T5">,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1:03:55.702162885</meta:creation-date>
    <dc:date>2016-07-30T16:15:46.225263465</dc:date>
    <meta:editing-duration>PT4H57M57S</meta:editing-duration>
    <meta:editing-cycles>1</meta:editing-cycles>
    <meta:document-statistic meta:table-count="2" meta:cell-count="302" meta:object-count="0"/>
    <meta:generator>LibreOffice/5.1.4.2$Linux_X86_64 LibreOffice_project/10m0$Build-2</meta:generator>
  </office:meta>
</office:document-meta>
</file>